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3ae" officeooo:paragraph-rsid="001863ae"/>
    </style:style>
    <style:style style:name="P2" style:family="paragraph" style:parent-style-name="Standard">
      <style:text-properties officeooo:rsid="001863ae" officeooo:paragraph-rsid="001a9db2"/>
    </style:style>
    <style:style style:name="P3" style:family="paragraph" style:parent-style-name="Standard">
      <style:text-properties officeooo:rsid="0018af51" officeooo:paragraph-rsid="0018af51"/>
    </style:style>
    <style:style style:name="P4" style:family="paragraph" style:parent-style-name="Standard">
      <style:text-properties officeooo:rsid="0018af51" officeooo:paragraph-rsid="001a9db2"/>
    </style:style>
    <style:style style:name="P5" style:family="paragraph" style:parent-style-name="Standard">
      <style:text-properties officeooo:paragraph-rsid="001a9db2"/>
    </style:style>
    <style:style style:name="P6" style:family="paragraph" style:parent-style-name="Standard">
      <style:text-properties officeooo:rsid="001a9db2" officeooo:paragraph-rsid="001a9db2"/>
    </style:style>
    <style:style style:name="P7" style:family="paragraph" style:parent-style-name="Standard">
      <style:text-properties officeooo:rsid="001cdd48" officeooo:paragraph-rsid="001cdd48"/>
    </style:style>
    <style:style style:name="P8" style:family="paragraph" style:parent-style-name="Standard">
      <style:text-properties officeooo:rsid="001e0c58" officeooo:paragraph-rsid="001e0c58"/>
    </style:style>
    <style:style style:name="T1" style:family="text">
      <style:text-properties officeooo:rsid="0018af51"/>
    </style:style>
    <style:style style:name="T2" style:family="text">
      <style:text-properties officeooo:rsid="001a9db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af373"/>
    </style:style>
    <style:style style:name="T5" style:family="text">
      <style:text-properties officeooo:rsid="001af373"/>
    </style:style>
    <style:style style:name="T6" style:family="text">
      <style:text-properties officeooo:rsid="001d5205"/>
    </style:style>
    <style:style style:name="T7" style:family="text">
      <style:text-properties officeooo:rsid="001e3621"/>
    </style:style>
    <style:style style:name="T8" style:family="text">
      <style:text-properties officeooo:rsid="001e67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UMAN DAS</text:p>
      <text:p text:style-name="P1">17PH20006</text:p>
      <text:p text:style-name="P1">Assignmnet -2</text:p>
      <text:p text:style-name="P1"/>
      <text:p text:style-name="P8">*The data is inside assignment2 folder</text:p>
      <text:p text:style-name="P1"/>
      <text:p text:style-name="P1"/>
      <text:p text:style-name="P6"><text:span text:style-name="T3">-&gt;Training Over KNN</text:span>:</text:p>
      <text:p text:style-name="P1"><text:span text:style-name="T2">1.</text:span>The dataset is <text:span text:style-name="T1">distributed to as 80 % train_set (X_train, Y_train) and 20% test_set (X_test, y_test).(cell_6)</text:span></text:p>
      <text:p text:style-name="P1"/>
      <text:p text:style-name="P4"><text:span text:style-name="T2">2.</text:span>Now we have to decide the optimal number of k- in knn so we iterate the knn algorithm for k=(1,2, ...,15) <text:s text:c="2"/><text:span text:style-name="T2">10 gives the maximum accuracy in this case. So I used 10-Neares Neighbour.(cell 7)</text:span></text:p>
      <text:p text:style-name="P4"/>
      <text:p text:style-name="P4"/>
      <text:p text:style-name="P6">3.Now the model is trained and the accuracy over test set as 8<text:span text:style-name="T7">0</text:span>.<text:span text:style-name="T7">55</text:span> %. Other metric are:(cell 11 and cell16)</text:p>
      <text:p text:style-name="P6"><text:s text:c="38"/>f1_score</text:p>
      <text:p text:style-name="P5"><text:span text:style-name="T2"><text:tab/>class-1 <text:s text:c="14"/></text:span>0.96<text:span text:style-name="T2"> </text:span></text:p>
      <text:p text:style-name="P6"><text:tab/>class-2 <text:s text:c="14"/>0.7<text:span text:style-name="T8">3</text:span></text:p>
      <text:p text:style-name="P6"><text:tab/>class-3 <text:s text:c="14"/>0.7<text:span text:style-name="T8">2</text:span></text:p>
      <text:p text:style-name="P6"><text:tab/></text:p>
      <text:p text:style-name="P6"><text:tab/>Total(avg) <text:s text:c="9"/>0.83</text:p>
      <text:p text:style-name="P6"/>
      <text:p text:style-name="P6">So it also adresses class imbalance problem nicely.</text:p>
      <text:p text:style-name="P6"/>
      <text:p text:style-name="P6"><text:span text:style-name="T3">-&gt;Training Over Condended KNN(CNN)</text:span>:</text:p>
      <text:p text:style-name="P2"><text:span text:style-name="T2">1.</text:span>The dataset is <text:span text:style-name="T1">distributed to as 80 % train_set (X_train, Y_train) and 20% test_set (X_test, y_test).(cell_6).</text:span></text:p>
      <text:p text:style-name="P2"/>
      <text:p text:style-name="P6">The training set is reduced using condensed KNN(cell 17) and the condensed set is <text:span text:style-name="T3">23.2</text:span><text:span text:style-name="T4">3</text:span><text:span text:style-name="T3"> % of the training set. </text:span></text:p>
      <text:p text:style-name="P2"/>
      <text:p text:style-name="P4"><text:span text:style-name="T2">2.</text:span>Now we have to decide the optimal number of k- in knn so we iterate the knn algorithm for k=(1,2, ...,15) <text:s text:c="2"/><text:span text:style-name="T2">10 gives the maximum accuracy in this case. So I used 10-Neares Neighbour.(cell 7)</text:span></text:p>
      <text:p text:style-name="P4"/>
      <text:p text:style-name="P4"/>
      <text:p text:style-name="P6">3.Now the model is trained and the accuracy over test set as <text:span text:style-name="T5">77.78</text:span> %. Other metric are:(cell 11 and cell16)</text:p>
      <text:p text:style-name="P6"><text:s text:c="38"/>f1_score</text:p>
      <text:p text:style-name="P5"><text:span text:style-name="T2"><text:tab/>class-1 <text:s text:c="14"/></text:span>0.9<text:span text:style-name="T5">2 </text:span></text:p>
      <text:p text:style-name="P6"><text:tab/>class-2 <text:s text:c="14"/>0.7<text:span text:style-name="T5">3</text:span></text:p>
      <text:p text:style-name="P6"><text:tab/>class-3 <text:s text:c="14"/>0.<text:span text:style-name="T5">69</text:span></text:p>
      <text:p text:style-name="P6"><text:tab/></text:p>
      <text:p text:style-name="P6"><text:tab/>Total(avg) <text:s text:c="9"/>0.<text:span text:style-name="T5">78</text:span></text:p>
      <text:p text:style-name="P6"/>
      <text:p text:style-name="P6">So it also adresses class imbalance problem nicely.</text:p>
      <text:p text:style-name="P6"/>
      <text:p text:style-name="P6"/>
      <text:p text:style-name="P7">So we see that the CNN also gives very good result in this case.</text:p>
      <text:p text:style-name="P7"/>
      <text:p text:style-name="P7"><text:soft-page-break/>*<text:span text:style-name="T6">In this technique random elements from x is used, In this dataset if classical C-KNN is used then the consisten set would have been the the whole training set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8:16:15.481138145</meta:creation-date>
    <dc:date>2021-02-09T19:22:50.727723658</dc:date>
    <meta:editing-duration>PT23M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257" meta:character-count="1693" meta:non-whitespace-character-count="1267"/>
  </office:meta>
</office:document-meta>
</file>